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play Character Baseclass</text:p>
      <text:p text:style-name="P1"/>
      <text:p text:style-name="P2">When a character's statistics are 'Viewed', the character's baseclasses are displayed, along with the experience and level in each baseclass. <text:s/>Use this hook to override the default display.</text:p>
      <text:p text:style-name="P2"/>
      <text:p text:style-name="P2">Search Order</text:p>
      <text:p text:style-name="P2">Baseclass</text:p>
      <text:p text:style-name="P2"/>
      <text:p text:style-name="P2">Context</text:p>
      <text:p text:style-name="P2">$CharacterContext()</text:p>
      <text:p text:style-name="P2"/>
      <text:p text:style-name="P2">Parameters</text:p>
      <text:p text:style-name="P2">Hook Parameter[5] is set to the default baseclass name (example: “fighter”)</text:p>
      <text:p text:style-name="P2">Hook Parameter[6] is set to the default level and experience (example “6/3879”)</text:p>
      <text:p text:style-name="P2"/>
      <text:p text:style-name="P2">Return Value</text:p>
      <text:p text:style-name="P2">If a non-empty value is returned, then the display for that one baseclass is suppressed completely. <text:s/>If an empty value is returned (the default) then hook parameters [5] and [6] are displa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20:51</meta:creation-date>
    <meta:generator>OpenOffice.org/3.2$Win32 OpenOffice.org_project/320m18$Build-9502</meta:generator>
    <meta:editing-cycles>4</meta:editing-cycles>
    <meta:editing-duration>PT00H14M16S</meta:editing-duration>
    <dc:title>DisplayCharacterClass</dc:title>
    <dc:date>2013-06-06T12:56:44.27</dc:date>
    <dc:creator>Paul Stevens</dc:creator>
    <meta:document-statistic meta:table-count="0" meta:image-count="0" meta:object-count="0" meta:page-count="1" meta:paragraph-count="11" meta:word-count="96" meta:character-count="631"/>
  </office:meta>
</office:document-meta>
</file>